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8b5" officeooo:paragraph-rsid="000d78b5"/>
    </style:style>
    <style:style style:name="P2" style:family="paragraph" style:parent-style-name="Standard">
      <style:text-properties officeooo:rsid="000d78b5" officeooo:paragraph-rsid="0017c7dc"/>
    </style:style>
    <style:style style:name="P3" style:family="paragraph" style:parent-style-name="Standard">
      <style:text-properties officeooo:rsid="000e802c" officeooo:paragraph-rsid="000e802c"/>
    </style:style>
    <style:style style:name="P4" style:family="paragraph" style:parent-style-name="Standard">
      <style:text-properties fo:font-size="18pt" officeooo:rsid="00107389" officeooo:paragraph-rsid="00107389" style:font-size-asian="18pt" style:font-size-complex="18pt"/>
    </style:style>
    <style:style style:name="P5" style:family="paragraph" style:parent-style-name="Standard">
      <style:text-properties officeooo:rsid="00113bfc" officeooo:paragraph-rsid="00113bfc"/>
    </style:style>
    <style:style style:name="P6" style:family="paragraph" style:parent-style-name="Standard">
      <style:text-properties officeooo:rsid="0017c7dc" officeooo:paragraph-rsid="000d78b5"/>
    </style:style>
    <style:style style:name="P7" style:family="paragraph" style:parent-style-name="Standard">
      <style:text-properties officeooo:rsid="0017c7dc" officeooo:paragraph-rsid="0017c7dc"/>
    </style:style>
    <style:style style:name="P8" style:family="paragraph" style:parent-style-name="Standard">
      <style:text-properties officeooo:rsid="00188e42" officeooo:paragraph-rsid="00188e42"/>
    </style:style>
    <style:style style:name="P9" style:family="paragraph" style:parent-style-name="Standard">
      <style:paragraph-properties fo:break-before="page"/>
      <style:text-properties officeooo:rsid="000d78b5" officeooo:paragraph-rsid="0017c7dc"/>
    </style:style>
    <style:style style:name="P10" style:family="paragraph" style:parent-style-name="Standard">
      <style:text-properties officeooo:rsid="000d78b5" officeooo:paragraph-rsid="000d78b5"/>
    </style:style>
    <style:style style:name="P11" style:family="paragraph" style:parent-style-name="Standard">
      <style:text-properties fo:font-weight="bold" officeooo:rsid="000d78b5" officeooo:paragraph-rsid="000d78b5" style:font-weight-asian="bold" style:font-weight-complex="bold"/>
    </style:style>
    <style:style style:name="P12" style:family="paragraph" style:parent-style-name="Standard">
      <style:text-properties fo:font-weight="bold" officeooo:rsid="0017c7dc" officeooo:paragraph-rsid="001a2275"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07389" style:font-weight-asian="bold" style:font-weight-complex="bold"/>
    </style:style>
    <style:style style:name="T3" style:family="text">
      <style:text-properties fo:font-weight="bold" officeooo:rsid="0011159f" style:font-weight-asian="bold" style:font-weight-complex="bold"/>
    </style:style>
    <style:style style:name="T4" style:family="text">
      <style:text-properties fo:font-weight="bold" officeooo:rsid="00113bfc" style:font-weight-asian="bold" style:font-weight-complex="bold"/>
    </style:style>
    <style:style style:name="T5" style:family="text">
      <style:text-properties fo:font-weight="bold" officeooo:rsid="0012d7f9" style:font-weight-asian="bold" style:font-weight-complex="bold"/>
    </style:style>
    <style:style style:name="T6" style:family="text">
      <style:text-properties officeooo:rsid="00113bfc"/>
    </style:style>
    <style:style style:name="T7" style:family="text">
      <style:text-properties fo:font-weight="normal" style:font-weight-asian="normal" style:font-weight-complex="normal"/>
    </style:style>
    <style:style style:name="T8" style:family="text">
      <style:text-properties fo:font-weight="normal" officeooo:rsid="00113bfc" style:font-weight-asian="normal" style:font-weight-complex="normal"/>
    </style:style>
    <style:style style:name="T9" style:family="text">
      <style:text-properties fo:font-weight="normal" officeooo:rsid="0012d7f9" style:font-weight-asian="normal" style:font-weight-complex="normal"/>
    </style:style>
    <style:style style:name="T10" style:family="text">
      <style:text-properties fo:font-weight="normal" officeooo:rsid="0014bcfa" style:font-weight-asian="normal" style:font-weight-complex="normal"/>
    </style:style>
    <style:style style:name="T11" style:family="text">
      <style:text-properties fo:font-weight="normal" officeooo:rsid="001a2275" style:font-weight-asian="normal" style:font-weight-complex="normal"/>
    </style:style>
    <style:style style:name="T12" style:family="text">
      <style:text-properties officeooo:rsid="0012d7f9"/>
    </style:style>
    <style:style style:name="T13" style:family="text">
      <style:text-properties officeooo:rsid="0016748a"/>
    </style:style>
    <style:style style:name="T14" style:family="text">
      <style:text-properties officeooo:rsid="0016c47c"/>
    </style:style>
    <style:style style:name="T15" style:family="text">
      <style:text-properties officeooo:rsid="0017c7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CTA SPRINT 2</text:p>
      <text:p text:style-name="P1"/>
      <text:p text:style-name="P1"/>
      <text:p text:style-name="P6"/>
      <text:p text:style-name="P1"/>
      <text:p text:style-name="P7"><text:span text:style-name="T1">Fecha</text:span>: 15 marzo</text:p>
      <text:p text:style-name="P7"><text:span text:style-name="T1">Planificado</text:span>/<text:span text:style-name="T1">ejecutado</text:span>: reunión demo cliente 2h, se cumplen las 2h estimadas</text:p>
      <text:p text:style-name="P7"><text:span text:style-name="T1">Commits</text:span>: acta reunión demo</text:p>
      <text:p text:style-name="P7"><text:span text:style-name="T1">Riesgos</text:span>: se cumple falta especificación nombre</text:p>
      <text:p text:style-name="P7"><text:span text:style-name="T1">Stakeholders</text:span>: cliente, jefe proyecto</text:p>
      <text:p text:style-name="P7"><text:span text:style-name="T1">Actividades</text:span> <text:span text:style-name="T1">terminadas</text:span>: reunión demo sprint 1</text:p>
      <text:p text:style-name="P7"><text:span text:style-name="T1">Impacto</text:span> <text:span text:style-name="T1">nuevo</text:span> <text:span text:style-name="T1">requisito</text:span>: medio, falta calcular horas</text:p>
      <text:p text:style-name="P7"><text:span text:style-name="T1">Acciones</text:span> <text:span text:style-name="T1">correctivas</text:span>: especificar cómo pedir el nombre con el cliente, planificar cambio</text:p>
      <text:p text:style-name="P7"><text:span text:style-name="T1">Gestión</text:span> <text:span text:style-name="T1">acciones</text:span> <text:span text:style-name="T1">correctivas</text:span>: se sigue el plan de mitigación especificado en la gestión de riesgos</text:p>
      <text:p text:style-name="P1"/>
      <text:p text:style-name="P1"/>
      <text:p text:style-name="P1"/>
      <text:p text:style-name="P1"/>
      <text:p text:style-name="P1">A fecha de <text:span text:style-name="T1">15 de marzo</text:span> de 2018 se acuerda en una reunión de demo con el cliente y el jefe de proyecto fijar antes del 22 de marzo una nueva fecha para la entrega del sprint 2 <text:span text:style-name="T6">porque</text:span> <text:span text:style-name="T4">s</text:span><text:span text:style-name="T2">e cumple el riesgo de que no se pide correctamente el nombre del destinatario, </text:span><text:span text:style-name="T3">relacionado con el requisito 2.2 y cuya causa es la falta de especificación del cliente </text:span><text:span text:style-name="T8">y se requieren hacer las medidas de mitigación indicadas en el documento de gestión de riesgos</text:span>. Se aprueban los cambios en los requisitos indicados en el documento de requisitos. Estos son: modificación de la dirección, modificación de la cantidad, modificación confirmar pedido, modificación nombre, modificación facturas. <text:span text:style-name="T15">Se le asigna la responsabilidad de lidiar con estas disconformidades al actual jefe de proyecto: Aritz</text:span></text:p>
      <text:p text:style-name="P9"/>
      <text:p text:style-name="P2"/>
      <text:p text:style-name="P7">Fecha:</text:p>
      <text:p text:style-name="P7">Planificado/ejecutado:</text:p>
      <text:p text:style-name="P7">Commits:</text:p>
      <text:p text:style-name="P7">Riesgos:</text:p>
      <text:p text:style-name="P7">Stakeholders:</text:p>
      <text:p text:style-name="P7">Actividades terminadas:</text:p>
      <text:p text:style-name="P7">Impacto nuevo requisito:</text:p>
      <text:p text:style-name="P7">Acciones correctivas:</text:p>
      <text:p text:style-name="P7">Gestión acciones correctivas:</text:p>
      <text:p text:style-name="P1"/>
      <text:p text:style-name="P1">A fecha de <text:span text:style-name="T1">27 de marzo</text:span> en una reunión con los desarrolladores y el jefe del proyecto se acuerda que el sprint 2 durará como mínimo hasta el 27 de abril. El jefe de proyecto debe reunirse con el cliente para acordar la nueva fecha de entrega. Se estima el impacto de cada cambio propuesto anteriormente, y queda reflejado en la definición de actividades, las tareas de modificaciones, y en la especificación de requisitos, en el impacto. Suman un total de 6,<text:span text:style-name="T13">5</text:span> horas, <text:span text:style-name="T13">un 50% de lo estimado para el sprint 2. Tras la detección y cumplimento del riesgo por la falta de especificación del cliente respecto al nombre, se le asignan las tareas de corrección a Pablo porque fue él el que las desarrolló en el primer sprint y tiene más conocimiento de las funciones relacionadas.</text:span></text:p>
      <text:p text:style-name="P1"/>
      <text:p text:style-name="P1">A fecha de <text:span text:style-name="T1">29 de marzo</text:span> el jefe de proyecto se reúne con el cliente para informarle de la nueva fecha prevista de entrega. Ésta se acuerda para el 27 de abril. <text:span text:style-name="T5">Se planificaron 2 horas</text:span><text:span text:style-name="T12"> para la reunión de planificación y </text:span><text:span text:style-name="T5">se cumplió con la previsión</text:span><text:span text:style-name="T12">. No llevamos ni atrasos ni adelantos con la estimación global.</text:span></text:p>
      <text:p text:style-name="P1"/>
      <text:p text:style-name="P5">A fecha de <text:span text:style-name="T1">5 de abril </text:span><text:span text:style-name="T7">se concluyen las tareas de corrección de los cambios respecto a la versión final del sprint 1 y, con ello, se concluyen los riesgos asociados a los mismos. </text:span><text:span text:style-name="T9">Se estimaron 6.5h para las correcciones y se adelantaron 3 horas. </text:span><text:span text:style-name="T10">Llevamos un adelanto global de 3h.</text:span></text:p>
      <text:p text:style-name="P1"/>
      <text:p text:style-name="P3">En vista de que se tienen que añadir dos tareas para la revisión de riesgos antes de la fecha de entrega del sprint <text:span text:style-name="T14">en vista a la auditoría 2</text:span>, se le comunica al cliente a fecha de <text:span text:style-name="T1">19 de marzo</text:span> que la fecha de entrega se retrasará una semana <text:span text:style-name="T14">porque se necesitan 2 horas para la revisión de riesgos. </text:span></text:p>
      <text:p text:style-name="P1"/>
      <text:p text:style-name="P1"/>
      <text:p text:style-name="P11"/>
      <text:p text:style-name="P12">Fecha: <text:span text:style-name="T11">8 mayo</text:span></text:p>
      <text:p text:style-name="P12">Planificado/ejecutado: <text:span text:style-name="T11">0,5h reunión, 1h trabajo individual x3: Iván-respuesta pliego. Aritz-tarea BBDD. Pablo-documento fabricación. Se cumple con lo previsto pero quedan pendientes de acabar las tres tareas.</text:span></text:p>
      <text:p text:style-name="P12">Commits: <text:span text:style-name="T11">subidos los archivos nuevos de la respuesta al pliego y el código modificado</text:span></text:p>
      <text:p text:style-name="P12">Riesgos: <text:span text:style-name="T11">no se cumple ningún riesgo ni se generan nuevos</text:span></text:p>
      <text:p text:style-name="P12">Stakeholders: <text:span text:style-name="T11">no hay terceras personas involucradas</text:span></text:p>
      <text:p text:style-name="P12">Actividades terminadas: <text:span text:style-name="T11">ninguna nueva</text:span></text:p>
      <text:p text:style-name="P12">Impacto nuevo requisito: <text:span text:style-name="T11">no hay nuevos requisitos</text:span></text:p>
      <text:p text:style-name="P12">Acciones correctivas: <text:span text:style-name="T11">no es necesario tomar ninguna acción correctiva</text:span></text:p>
      <text:p text:style-name="P12">Gestión acciones correctivas: <text:span text:style-name="T7">---</text:span></text:p>
      <text:p text:style-name="P1"/>
      <text:p text:style-name="P8">A fecha de <text:span text:style-name="T1">8 de mayo</text:span> surge la necesidad de dar respuesta a un pliego sobre el desarrollo de una página web del Valle de Egües. Para no afectar a la planificación temporal del proyecto que ya teníamos iniciado, como ya hemos cambiado a la auditoría 3 con Iván como jefe de proyecto pero en el sprint 2 del proyecto seguía siendo Aritz el jefe de proyecto, y en el sprint 2 Aritz y Pablo <text:soft-page-break/>llevan un adelanto de horas significativo, las tareas asignadas a Iván en el sprint 2 pasan a ser asignadas a Pablo y Aritz para que Iván pueda ejercer como jefe de proyecto para la auditoría 3 y dar así respuesta al pliego sin que el cliente del proyecto vea afectado el plazo de ent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8:31:37.658056995</meta:creation-date>
    <meta:generator>LibreOffice/5.1.6.2$Linux_X86_64 LibreOffice_project/10m0$Build-2</meta:generator>
    <dc:date>2018-05-08T17:35:47.436918789</dc:date>
    <meta:editing-duration>PT58M39S</meta:editing-duration>
    <meta:editing-cycles>11</meta:editing-cycles>
    <meta:document-statistic meta:table-count="0" meta:image-count="0" meta:object-count="0" meta:page-count="3" meta:paragraph-count="34" meta:word-count="731" meta:character-count="4353" meta:non-whitespace-character-count="3655"/>
  </office:meta>
</office:document-meta>
</file>